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fo:language="cs" fo:country="CZ"/>
    </style:style>
    <style:style style:name="P2" style:family="paragraph" style:parent-style-name="Standard">
      <style:text-properties fo:language="cs" fo:country="CZ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deo rotace</text:p>
      <text:p text:style-name="P2">In our paper we introduce the novel technique for real-time computation and visualization of transparent molecular surfaces and inner cavities in molecular dynamics. </text:p>
      <text:p text:style-name="P2">Our approach benefits from an improved representation of the solvent-excluded surface and novel real-time algorithm for cavity extraction.</text:p>
      <text:p text:style-name="P2"/>
      <text:p text:style-name="P2">Video RGB SES</text:p>
      <text:p text:style-name="P2">We compute and ray-cast precise representation of the surface primitives which means: spherical triangles, toroidal patches and spherical patches.</text:p>
      <text:p text:style-name="P2"/>
      <text:p text:style-name="P2">Video Zapnout/Vypnout cavity a filtrování</text:p>
      <text:p text:style-name="P2">Additionally, we analyse the so-called surface graph which enables us to extract all separated surface components that are the molecular surface and the surfaces of cavities.</text:p>
      <text:p text:style-name="P2"/>
      <text:p text:style-name="P2">Video parametry</text:p>
      <text:p text:style-name="P2">Our approach enables the users to interactively manipulate with the molecule, visualization parameters and to modulate the opacity in order to enhance the perception of inner surface features.</text:p>
      <text:p text:style-name="P2"/>
      <text:p text:style-name="P2">Video LINB-ACE (ligand)</text:p>
      <text:p text:style-name="P2">The usability can be demonstrated on a real scenario showing the ligand transportation to the protein binding site. </text:p>
      <text:p text:style-name="P2">While the traditional approach requires non-trivial adjustment of visualization parameters and uses offline rendering, our real-time solution enables the intuitive manipulation and exploration of the scen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ina</meta:initial-creator>
    <dc:creator>Adam Jurčík</dc:creator>
    <meta:editing-cycles>4</meta:editing-cycles>
    <meta:creation-date>2015-10-02T20:27:00</meta:creation-date>
    <dc:date>2016-02-02T13:59:55.62</dc:date>
    <meta:editing-duration>PT5H24M41S</meta:editing-duration>
    <meta:generator>OpenOffice/4.0.1$Win32 OpenOffice.org_project/401m5$Build-9714</meta:generator>
    <meta:document-statistic meta:table-count="0" meta:image-count="0" meta:object-count="0" meta:page-count="1" meta:paragraph-count="12" meta:word-count="173" meta:character-count="124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